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Monaco" fo:font-size="12pt" fo:letter-spacing="normal" fo:font-style="normal" fo:font-weight="normal" loext:padding="0cm" loext:border="none"/>
    </style:style>
    <style:style style:name="P2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Monaco" fo:font-size="12pt" fo:letter-spacing="normal" fo:font-style="normal" fo:font-weight="normal" officeooo:paragraph-rsid="0012423f" loext:padding="0cm" loext:border="none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Monaco" fo:font-size="12pt" fo:letter-spacing="normal" fo:font-style="normal" fo:font-weight="normal" officeooo:paragraph-rsid="0012d52b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Monaco" fo:font-size="12pt" fo:letter-spacing="normal" fo:font-style="normal" fo:font-weight="normal" officeooo:paragraph-rsid="00140dbc" loext:padding="0cm" loext:border="none"/>
    </style:style>
    <style:style style:name="P5" style:family="paragraph" style:parent-style-name="Standard">
      <style:text-properties officeooo:paragraph-rsid="0012423f"/>
    </style:style>
    <style:style style:name="P6" style:family="paragraph" style:parent-style-name="Standard">
      <style:text-properties fo:font-variant="normal" fo:text-transform="none" fo:color="#1c1d1f" style:font-name="sf pro text" fo:font-size="14pt" fo:letter-spacing="normal" fo:font-style="normal" fo:font-weight="normal" officeooo:paragraph-rsid="0012423f" style:font-size-asian="14pt" style:font-size-complex="14pt"/>
    </style:style>
    <style:style style:name="P7" style:family="paragraph" style:parent-style-name="Standard">
      <style:text-properties fo:font-variant="normal" fo:text-transform="none" fo:color="#1c1d1f" style:font-name="sf pro text" fo:font-size="14pt" fo:letter-spacing="normal" fo:font-style="normal" fo:font-weight="normal" officeooo:rsid="0012423f" officeooo:paragraph-rsid="0012423f" style:font-size-asian="14pt" style:font-size-complex="14pt"/>
    </style:style>
    <style:style style:name="P8" style:family="paragraph" style:parent-style-name="Standard">
      <style:text-properties fo:font-variant="normal" fo:text-transform="none" fo:color="#1c1d1f" style:font-name="sf pro text" fo:font-size="14pt" fo:letter-spacing="normal" fo:font-style="normal" fo:font-weight="normal" officeooo:paragraph-rsid="0012423f"/>
    </style:style>
    <style:style style:name="P9" style:family="paragraph" style:parent-style-name="Standard">
      <style:text-properties fo:font-variant="normal" fo:text-transform="none" fo:color="#1c1d1f" style:font-name="sf pro text" fo:font-size="14pt" fo:letter-spacing="normal" fo:font-style="normal" fo:font-weight="normal" officeooo:paragraph-rsid="00140dbc"/>
    </style:style>
    <style:style style:name="P10" style:family="paragraph" style:parent-style-name="Standard">
      <style:text-properties fo:font-variant="normal" fo:text-transform="none" fo:color="#1c1d1f" style:font-name="sf pro text" fo:font-style="normal" fo:font-weight="normal" officeooo:paragraph-rsid="0012423f"/>
    </style:style>
    <style:style style:name="P11" style:family="paragraph" style:parent-style-name="Standard">
      <style:text-properties fo:font-variant="normal" fo:text-transform="none" fo:color="#1c1d1f" style:font-name="sf pro text" fo:font-style="normal" fo:font-weight="normal" officeooo:paragraph-rsid="00140dbc"/>
    </style:style>
    <style:style style:name="P12" style:family="paragraph" style:parent-style-name="Standard">
      <style:text-properties fo:font-variant="normal" fo:text-transform="none" fo:color="#1c1d1f" style:font-name="sf pro display" fo:font-size="14pt" fo:letter-spacing="normal" fo:font-style="normal" fo:font-weight="normal" officeooo:rsid="0012423f" officeooo:paragraph-rsid="0012423f" style:font-size-asian="14pt" style:font-size-complex="14pt" loext:padding="0cm" loext:border="none"/>
    </style:style>
    <style:style style:name="P13" style:family="paragraph" style:parent-style-name="Standard">
      <style:text-properties fo:font-variant="normal" fo:text-transform="none" fo:color="#1c1d1f" style:font-name="sf pro display" fo:font-size="24pt" fo:letter-spacing="normal" fo:font-style="normal" fo:font-weight="bold" officeooo:paragraph-rsid="0012423f"/>
    </style:style>
    <style:style style:name="P14" style:family="paragraph" style:parent-style-name="Standard">
      <style:text-properties fo:font-variant="normal" fo:text-transform="none" fo:color="#1c1d1f" style:font-name="sf pro display" fo:font-size="24pt" fo:letter-spacing="normal" fo:font-style="normal" fo:font-weight="bold" officeooo:rsid="00140dbc" officeooo:paragraph-rsid="00140dbc"/>
    </style:style>
    <style:style style:name="P15" style:family="paragraph" style:parent-style-name="Standard">
      <style:text-properties fo:font-variant="normal" fo:text-transform="none" fo:color="#1c1d1f" style:font-name="sf pro display" fo:font-size="24pt" fo:letter-spacing="normal" fo:font-style="normal" fo:font-weight="normal" officeooo:paragraph-rsid="0012423f" loext:padding="0cm" loext:border="none"/>
    </style:style>
    <style:style style:name="P16" style:family="paragraph" style:parent-style-name="Standard">
      <style:text-properties fo:font-variant="normal" fo:text-transform="none" fo:color="#1c1d1f" style:font-name="sf pro display" fo:font-size="24pt" fo:letter-spacing="normal" fo:font-style="normal" fo:font-weight="normal" officeooo:rsid="00140dbc" officeooo:paragraph-rsid="00140dbc" loext:padding="0cm" loext:border="none"/>
    </style:style>
    <style:style style:name="P17" style:family="paragraph" style:parent-style-name="Standard">
      <style:text-properties fo:font-variant="normal" fo:text-transform="none" fo:color="#1c1d1f" style:font-name="sf pro display" fo:font-style="normal" fo:font-weight="bold" officeooo:paragraph-rsid="00140dbc"/>
    </style:style>
    <style:style style:name="P1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loext:padding="0cm" loext:border="none"/>
    </style:style>
    <style:style style:name="P1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sf pro display" fo:font-size="13.5pt" fo:letter-spacing="normal" fo:font-style="normal" fo:font-weight="normal" loext:padding="0cm" loext:border="none"/>
    </style:style>
    <style:style style:name="P20" style:family="paragraph" style:parent-style-name="Text_20_body">
      <style:text-properties fo:font-variant="normal" fo:text-transform="none" fo:color="#1c1d1f" style:font-name="Monaco" fo:font-size="9pt" fo:letter-spacing="normal" fo:font-style="normal" fo:font-weight="normal" officeooo:paragraph-rsid="0012423f" loext:padding="0cm" loext:border="none"/>
    </style:style>
    <style:style style:name="P21" style:family="paragraph" style:parent-style-name="Text_20_body">
      <style:text-properties fo:font-variant="normal" fo:text-transform="none" fo:color="#1c1d1f" style:font-name="sf pro display" fo:font-size="24pt" fo:letter-spacing="normal" fo:font-style="normal" fo:font-weight="bold" officeooo:paragraph-rsid="0012423f"/>
    </style:style>
    <style:style style:name="P22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sf pro text" fo:font-size="13.5pt" fo:letter-spacing="normal" fo:font-style="normal" fo:font-weight="normal" loext:padding="0cm" loext:border="none"/>
    </style:style>
    <style:style style:name="P23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1c1d1f" style:font-name="Monaco" fo:font-size="9pt" fo:letter-spacing="normal" fo:font-style="normal" fo:font-weight="normal" loext:padding="0cm" loext:border="none"/>
    </style:style>
    <style:style style:name="P24" style:family="paragraph" style:parent-style-name="Text_20_body" style:list-style-name="L1">
      <style:paragraph-properties fo:margin-left="0cm" fo:margin-right="0cm" fo:margin-top="0cm" fo:margin-bottom="0cm" loext:contextual-spacing="false" fo:orphans="2" fo:widows="2" fo:text-indent="0cm" style:auto-text-indent="false" fo:padding="0cm" fo:border="none"/>
      <style:text-properties fo:font-variant="normal" fo:text-transform="none" fo:color="#3e4143" style:font-name="Monaco" fo:font-size="9pt" fo:letter-spacing="normal" fo:font-style="normal" fo:font-weight="normal"/>
    </style:style>
    <style:style style:name="P25" style:family="paragraph" style:parent-style-name="Text_20_body">
      <style:paragraph-properties fo:margin-left="0cm" fo:margin-right="0cm" fo:margin-top="0cm" fo:margin-bottom="0cm" loext:contextual-spacing="false" fo:line-height="143%" fo:orphans="2" fo:widows="2" fo:text-indent="0cm" style:auto-text-indent="false" fo:padding="0cm" fo:border="none"/>
      <style:text-properties fo:font-variant="normal" fo:text-transform="none" fo:color="#3e4143" style:font-name="Monaco" fo:font-size="12pt" fo:letter-spacing="normal" fo:font-style="normal" fo:font-weight="normal" officeooo:paragraph-rsid="0012d52b" loext:padding="0cm" loext:border="none"/>
    </style:style>
    <style:style style:name="P26" style:family="paragraph" style:parent-style-name="Text_20_body">
      <style:paragraph-properties fo:margin-left="0cm" fo:margin-right="0cm" fo:margin-top="0cm" fo:margin-bottom="0cm" loext:contextual-spacing="false" fo:orphans="2" fo:widows="2" fo:text-indent="0cm" style:auto-text-indent="false" fo:padding="0cm" fo:border="none"/>
    </style:style>
    <style:style style:name="P27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</style:style>
    <style:style style:name="P28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1c1d1f" style:font-name="sf pro text" fo:font-size="13.5pt" fo:letter-spacing="normal" fo:font-style="normal" fo:font-weight="normal" loext:padding="0cm" loext:border="none"/>
    </style:style>
    <style:style style:name="P29" style:family="paragraph" style:parent-style-name="Text_20_body">
      <style:paragraph-properties fo:margin-left="0cm" fo:margin-right="0cm" fo:margin-top="0cm" fo:margin-bottom="0.529cm" loext:contextual-spacing="false" fo:orphans="2" fo:widows="2" fo:text-indent="0cm" style:auto-text-indent="false" fo:padding="0cm" fo:border="none"/>
      <style:text-properties fo:font-variant="normal" fo:text-transform="none" fo:color="#1c1d1f" style:font-name="sf pro text" fo:font-size="13.5pt" fo:letter-spacing="normal" fo:font-style="normal" fo:font-weight="normal"/>
    </style:style>
    <style:style style:name="T1" style:family="text">
      <style:text-properties fo:font-variant="normal" fo:text-transform="none" fo:color="#1c1d1f" style:font-name="sf pro display" fo:font-size="18pt" fo:letter-spacing="normal" fo:font-style="normal" fo:font-weight="bold" style:font-size-asian="18pt" style:font-size-complex="18pt"/>
    </style:style>
    <style:style style:name="T2" style:family="text">
      <style:text-properties fo:font-variant="normal" fo:text-transform="none" fo:color="#1c1d1f" style:font-name="sf pro display" fo:letter-spacing="normal" fo:font-style="normal" fo:font-weight="bold"/>
    </style:style>
    <style:style style:name="T3" style:family="text">
      <style:text-properties fo:font-variant="normal" fo:text-transform="none" fo:color="#1c1d1f" style:font-name="sf pro text" fo:font-size="13.5pt" fo:letter-spacing="normal" fo:font-style="normal" fo:font-weight="bold" loext:padding="0cm" loext:border="none"/>
    </style:style>
    <style:style style:name="T4" style:family="text">
      <style:text-properties fo:font-variant="normal" fo:text-transform="none" fo:color="#b4690e" style:font-name="sfmono-regular" fo:font-size="12pt" fo:letter-spacing="normal" fo:font-style="normal" fo:font-weight="normal" fo:background-color="#ffffff" loext:char-shading-value="0" loext:padding="0.049cm" loext:border="0.06pt solid #d1d7dc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8pt" officeooo:rsid="0012423f" style:font-size-asian="18pt" style:font-size-complex="18pt"/>
    </style:style>
    <style:style style:name="T7" style:family="text">
      <style:text-properties fo:font-size="18pt" fo:font-weight="bold" style:font-size-asian="18pt" style:font-size-complex="18pt"/>
    </style:style>
    <style:style style:name="T8" style:family="text">
      <style:text-properties fo:font-size="18pt" fo:font-weight="bold" officeooo:rsid="0012423f" style:font-size-asian="18pt" style:font-size-complex="18pt"/>
    </style:style>
    <style:style style:name="T9" style:family="text">
      <style:text-properties fo:font-size="18pt" fo:font-weight="normal" style:font-size-asian="18pt" style:font-size-complex="18pt" loext:padding="0cm" loext:border="none"/>
    </style:style>
    <style:style style:name="T10" style:family="text">
      <style:text-properties fo:font-size="18pt" fo:letter-spacing="normal" officeooo:rsid="0012423f" style:font-size-asian="18pt" style:font-size-complex="18pt"/>
    </style:style>
    <style:style style:name="T11" style:family="text">
      <style:text-properties fo:font-size="18pt" fo:letter-spacing="normal" officeooo:rsid="00140dbc" style:font-size-asian="18pt" style:font-size-complex="18pt"/>
    </style:style>
    <style:style style:name="T12" style:family="text">
      <style:text-properties style:font-name="sf pro display" fo:font-size="18pt" fo:font-weight="bold" style:font-size-asian="18pt" style:font-size-complex="18pt"/>
    </style:style>
    <style:style style:name="T13" style:family="text">
      <style:text-properties style:font-name="sf pro display" fo:font-size="18pt" fo:font-weight="bold" style:font-size-asian="18pt" style:font-size-complex="18pt" loext:padding="0cm" loext:border="none"/>
    </style:style>
    <style:style style:name="T14" style:family="text">
      <style:text-properties style:font-name="sf pro display" fo:font-size="18pt" fo:font-weight="bold" officeooo:rsid="0012423f" style:font-size-asian="18pt" style:font-size-complex="18pt"/>
    </style:style>
    <style:style style:name="T15" style:family="text">
      <style:text-properties style:font-name="sf pro display" fo:font-size="18pt" fo:font-weight="bold" officeooo:rsid="0012423f" style:font-size-asian="18pt" style:font-size-complex="18pt" loext:padding="0cm" loext:border="none"/>
    </style:style>
    <style:style style:name="T16" style:family="text">
      <style:text-properties style:font-name="sf pro display" fo:font-size="18pt" fo:letter-spacing="normal" fo:font-weight="bold" officeooo:rsid="0012423f" style:font-size-asian="18pt" style:font-size-complex="18pt"/>
    </style:style>
    <style:style style:name="T17" style:family="text">
      <style:text-properties style:font-name="sf pro display" fo:font-weight="bold"/>
    </style:style>
    <style:style style:name="T18" style:family="text">
      <style:text-properties style:font-name="sf pro display" fo:font-weight="bold" officeooo:rsid="0012423f"/>
    </style:style>
    <style:style style:name="T19" style:family="text">
      <style:text-properties style:font-name="sf pro display" fo:font-weight="bold" officeooo:rsid="0012423f" style:font-size-asian="9pt" style:font-size-complex="9pt"/>
    </style:style>
    <style:style style:name="T20" style:family="text">
      <style:text-properties style:font-name="sf pro text" fo:font-size="13.5pt" fo:font-weight="bold" officeooo:rsid="0012423f" style:font-size-asian="18pt" style:font-size-complex="18pt" loext:padding="0cm" loext:border="none"/>
    </style:style>
    <style:style style:name="T21" style:family="text">
      <style:text-properties fo:color="#1c1d1f"/>
    </style:style>
    <style:style style:name="T22" style:family="text">
      <style:text-properties fo:color="#1c1d1f" style:font-name="sf pro text" fo:font-size="13.5pt" fo:font-weight="bold"/>
    </style:style>
    <style:style style:name="T23" style:family="text">
      <style:text-properties fo:color="#1c1d1f" loext:padding="0cm" loext:border="none"/>
    </style:style>
    <style:style style:name="T24" style:family="text">
      <style:text-properties fo:color="#2d907f"/>
    </style:style>
    <style:style style:name="T25" style:family="text">
      <style:text-properties fo:color="#2d907f" loext:padding="0cm" loext:border="none"/>
    </style:style>
    <style:style style:name="T26" style:family="text">
      <style:text-properties fo:color="#b4690e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6">1) <text:s/></text:span><text:span text:style-name="T1">Fundamentals of Cloud Computing Platform</text:span></text:p>
      <text:p text:style-name="P5"><text:span text:style-name="T1"/></text:p>
      <text:p text:style-name="P6"><text:a xlink:type="simple" xlink:href="https://docs.google.com/document/d/1FD0CWIToHF0YbbC2o5-KmBJDNEH6B-QVgxcwAd0dkT0/edit?usp=sharing" text:style-name="Internet_20_link" text:visited-style-name="Visited_20_Internet_20_Link"><text:span text:style-name="T17">https://docs.google.com/document/d/1FD0CWIToHF0YbbC2o5-KmBJDNEH6B-QVgxcwAd0dkT0/edit?usp=sharing</text:span></text:a></text:p>
      <text:p text:style-name="P6"><text:span text:style-name="T1"/></text:p>
      <text:p text:style-name="P10"><text:span text:style-name="T16">2) </text:span><text:span text:style-name="T13">Infrastructure &amp; Networking</text:span></text:p>
      <text:p text:style-name="P22"/>
      <text:p text:style-name="P22"><text:a xlink:type="simple" xlink:href="https://docs.google.com/document/d/1dxDpU2g1BwPqJ8uZS_etIlUYXWizqmqmDdfXmZ2fJEA/edit?usp=sharing" text:style-name="Internet_20_link" text:visited-style-name="Visited_20_Internet_20_Link">https://docs.google.com/document/d/1dxDpU2g1BwPqJ8uZS_etIlUYXWizqmqmDdfXmZ2fJEA/edit?usp=sharing</text:a></text:p>
      <text:p text:style-name="P22"/>
      <text:p text:style-name="P19">Basic Commands</text:p>
      <text:p text:style-name="P2"><text:span text:style-name="T21">cd ~/Desktop</text:span></text:p>
      <text:p text:style-name="P2"><text:span text:style-name="T21">chmod 400 ec2-key.pem </text:span></text:p>
      <text:p text:style-name="P2"><text:span text:style-name="T21">ssh -i ec2-key.pem ec2-user@MY-IP</text:span></text:p>
      <text:p text:style-name="P22"/>
      <text:p text:style-name="P19">Website Configuration Commands</text:p>
      <text:p text:style-name="P19"/>
      <text:p text:style-name="P26"><text:span text:style-name="Strong_20_Emphasis"><text:span text:style-name="T3">Configuring Web-Server Software</text:span></text:span></text:p>
      <text:p text:style-name="P2"><text:span text:style-name="T21">sudo su -</text:span></text:p>
      <text:p text:style-name="P2"><text:span text:style-name="T21">yum install nginx</text:span></text:p>
      <text:p text:style-name="P2"><text:span text:style-name="T21">amazon-linux-extras install nginx1</text:span></text:p>
      <text:p text:style-name="P2"><text:span text:style-name="T21">systemctl status nginx</text:span></text:p>
      <text:p text:style-name="P2"><text:span text:style-name="T21">systemctl start nginx</text:span></text:p>
      <text:p text:style-name="P27"/>
      <text:p text:style-name="P26"><text:span text:style-name="Strong_20_Emphasis"><text:span text:style-name="T3">Configuring Our First Website</text:span></text:span></text:p>
      <text:p text:style-name="P27"/>
      <text:p text:style-name="P2"><text:span text:style-name="T21">cd /usr/share/nginx/html</text:span></text:p>
      <text:p text:style-name="P2"><text:span text:style-name="T21">cat index.html</text:span></text:p>
      <text:p text:style-name="P2"><text:span text:style-name="T21">echo &gt; index.html</text:span></text:p>
      <text:p text:style-name="P2"><text:span text:style-name="T21">echo </text:span><text:span text:style-name="T24">"I am Zeal and this is my first website"</text:span><text:span text:style-name="T21"> &gt; index.html</text:span></text:p>
      <text:p text:style-name="P22"/>
      <text:p text:style-name="P7"><text:span text:style-name="T12"/></text:p>
      <text:p text:style-name="P10"><text:span text:style-name="T16"/></text:p>
      <text:p text:style-name="P10"><text:span text:style-name="T16"/></text:p>
      <text:p text:style-name="P10"><text:span text:style-name="T16"/></text:p>
      <text:p text:style-name="P10"><text:soft-page-break/><text:span text:style-name="T16"/></text:p>
      <text:p text:style-name="P10"><text:span text:style-name="T16">3)</text:span><text:span text:style-name="T13">Storage</text:span></text:p>
      <text:p text:style-name="P22">https://docs.google.com/document/d/1OJP0aGFptby9Hd4kvGGlSmGU7SsUVLLqnb7ySfKiObU/edit?usp=sharing</text:p>
      <text:p text:style-name="P7"><text:span text:style-name="T12"/></text:p>
      <text:p text:style-name="P12"><text:span text:style-name="T7">4)High Availability</text:span></text:p>
      <text:p text:style-name="P22"/>
      <text:p text:style-name="P22">https://docs.google.com/document/d/1d-W48mchqFlpbuuJNjxZJzJ5sgdsR5ZALKmfRjHynAA/edit?usp=sharing</text:p>
      <text:p text:style-name="P7"><text:span text:style-name="T12"/></text:p>
      <text:p text:style-name="P10"><text:span text:style-name="T16">5)</text:span><text:span text:style-name="T13">Elasticity</text:span></text:p>
      <text:p text:style-name="P22"/>
      <text:p text:style-name="P22">https://docs.google.com/document/d/1HPuNY0dJA-1eoIqxcdr76OJiF69GposHJtQPh_ziSbc/edit?usp=sharing</text:p>
      <text:p text:style-name="P7"><text:span text:style-name="T12"/></text:p>
      <text:p text:style-name="P7"><text:span text:style-name="T12"/></text:p>
      <text:p text:style-name="P12"><text:span text:style-name="T7">Installing Docker in Amazon Linux</text:span></text:p>
      <text:p text:style-name="P28">For ECR video, there is a pre-requisite of installing docker in the EC2 instance.</text:p>
      <text:p text:style-name="P28">Installation of Docker in Amazon Linux is pretty straightforward with following commands:</text:p>
      <text:p text:style-name="P2"><text:span text:style-name="T21">yum -y install docker</text:span></text:p>
      <text:p text:style-name="P2"><text:span text:style-name="T21">systemctl start docker / service docker start </text:span></text:p>
      <text:p text:style-name="P12"><text:span text:style-name="T7">ECR Commands</text:span></text:p>
      <text:p text:style-name="P2"><text:span text:style-name="T21">docker build -t myapache .</text:span></text:p>
      <text:p text:style-name="P2"><text:span text:style-name="T21">docker run -d -p 80:80 myapache</text:span></text:p>
      <text:p text:style-name="P2"><text:span text:style-name="T21">aws ecr </text:span><text:span text:style-name="T26">get</text:span><text:span text:style-name="T21">-login --</text:span><text:span text:style-name="T26">no</text:span><text:span text:style-name="T21">-include-email --region us-east-1</text:span></text:p>
      <text:p text:style-name="P2"><text:span text:style-name="T21">docker tag myapache ECR-DNS/repo-name</text:span></text:p>
      <text:p text:style-name="P2"><text:span text:style-name="T21">docker push tag-name:version</text:span></text:p>
      <text:p text:style-name="P2"><text:span text:style-name="T21"/></text:p>
      <text:p text:style-name="P11"><text:span text:style-name="T16">6)</text:span><text:span text:style-name="T15">IAM</text:span></text:p>
      <text:p text:style-name="P22">https://docs.google.com/document/d/125ZmQIqkbPWTiF0EcPu7H7CaA5kf7aRc3YZMmOeWGF4/edit?usp=sharing</text:p>
      <text:p text:style-name="P9"><text:soft-page-break/><text:span text:style-name="T14"/></text:p>
      <text:p text:style-name="P9"><text:span text:style-name="T14"/></text:p>
      <text:p text:style-name="P9"><text:span text:style-name="T14"/></text:p>
      <text:p text:style-name="P9"><text:span text:style-name="T12">Condition Policy Examples</text:span></text:p>
      <text:p text:style-name="P20"><text:span text:style-name="T14"/></text:p>
      <text:p text:style-name="P20"><text:span text:style-name="T19">{</text:span></text:p>
      <text:list xml:id="list3151609059" text:style-name="L1">
        <text:list-item>
          <text:p text:style-name="P24"><text:span text:style-name="T25"><text:s/>"Version"</text:span><text:span text:style-name="T23">: </text:span><text:span text:style-name="T25">"2012-10-17"</text:span><text:span text:style-name="T23">,</text:span></text:p>
        </text:list-item>
        <text:list-item>
          <text:p text:style-name="P24"><text:span text:style-name="T25">"Statement"</text:span><text:span text:style-name="T23">: {</text:span></text:p>
        </text:list-item>
        <text:list-item>
          <text:p text:style-name="P24"><text:span text:style-name="T25">"Effect"</text:span><text:span text:style-name="T23">: </text:span><text:span text:style-name="T25">"Allow"</text:span><text:span text:style-name="T23">,</text:span></text:p>
        </text:list-item>
        <text:list-item>
          <text:p text:style-name="P24"><text:span text:style-name="T25">"Action"</text:span><text:span text:style-name="T23">: </text:span><text:span text:style-name="T25">"*"</text:span><text:span text:style-name="T23">,</text:span></text:p>
        </text:list-item>
        <text:list-item>
          <text:p text:style-name="P24"><text:span text:style-name="T25">"Resource"</text:span><text:span text:style-name="T23">: </text:span><text:span text:style-name="T25">"*"</text:span><text:span text:style-name="T23">,</text:span></text:p>
        </text:list-item>
        <text:list-item>
          <text:p text:style-name="P24"><text:span text:style-name="T25">"Condition"</text:span><text:span text:style-name="T23">: {</text:span></text:p>
        </text:list-item>
        <text:list-item>
          <text:p text:style-name="P24"><text:span text:style-name="T25">"IpAddress"</text:span><text:span text:style-name="T23">: {</text:span></text:p>
        </text:list-item>
        <text:list-item>
          <text:p text:style-name="P24"><text:span text:style-name="T25">"aws:SourceIp"</text:span><text:span text:style-name="T23">: </text:span><text:span text:style-name="T25">"115.99.177.174/32"</text:span></text:p>
        </text:list-item>
        <text:list-item>
          <text:p text:style-name="P23">}</text:p>
        </text:list-item>
        <text:list-item>
          <text:p text:style-name="P23">}</text:p>
        </text:list-item>
        <text:list-item>
          <text:p text:style-name="P23">}</text:p>
        </text:list-item>
        <text:list-item>
          <text:p text:style-name="P23">}</text:p>
        </text:list-item>
      </text:list>
      <text:p text:style-name="P8"><text:span text:style-name="T14"/></text:p>
      <text:p text:style-name="P13"><text:span text:style-name="T6">Cross Account S3 Bucket Policy</text:span></text:p>
      <text:p text:style-name="P13"><text:span text:style-name="T14"/></text:p>
      <text:p text:style-name="P21"><text:span text:style-name="Strong_20_Emphasis"><text:span text:style-name="T20">Policy 1 - Public Read Access:</text:span></text:span></text:p>
      <text:p text:style-name="P27"/>
      <text:p text:style-name="P3"><text:span text:style-name="T21">{ <text:s/></text:span></text:p>
      <text:p text:style-name="P3"><text:span text:style-name="T24">"Version"</text:span><text:span text:style-name="T21">:</text:span><text:span text:style-name="T24">"2012-10-17"</text:span><text:span text:style-name="T21">, <text:s/></text:span></text:p>
      <text:p text:style-name="P3"><text:span text:style-name="T24">"Statement"</text:span><text:span text:style-name="T21">:[ <text:s text:c="2"/></text:span></text:p>
      <text:p text:style-name="P3"><text:span text:style-name="T21"><text:s/>{ <text:s text:c="4"/></text:span></text:p>
      <text:p text:style-name="P3"><text:span text:style-name="T21"><text:s/></text:span><text:span text:style-name="T24">"Sid"</text:span><text:span text:style-name="T21">:</text:span><text:span text:style-name="T24">"PublicRead"</text:span><text:span text:style-name="T21">, <text:s text:c="4"/></text:span></text:p>
      <text:p text:style-name="P3"><text:span text:style-name="T21"><text:s/></text:span><text:span text:style-name="T24">"Effect"</text:span><text:span text:style-name="T21">:</text:span><text:span text:style-name="T24">"Allow"</text:span><text:span text:style-name="T21">, <text:s/></text:span></text:p>
      <text:p text:style-name="P3"><text:span text:style-name="T21"><text:s text:c="4"/></text:span><text:span text:style-name="T24">"Principal"</text:span><text:span text:style-name="T21">: </text:span><text:span text:style-name="T24">"*"</text:span><text:span text:style-name="T21">, <text:s text:c="2"/></text:span></text:p>
      <text:p text:style-name="P3"><text:span text:style-name="T21"><text:s text:c="3"/></text:span><text:span text:style-name="T24">"Action"</text:span><text:span text:style-name="T21">:[</text:span><text:span text:style-name="T24">"s3:GetObject"</text:span><text:span text:style-name="T21">], <text:s/></text:span></text:p>
      <text:p text:style-name="P3"><text:span text:style-name="T21"><text:s text:c="4"/></text:span><text:span text:style-name="T24">"Resource"</text:span><text:span text:style-name="T21">:[</text:span><text:span text:style-name="T24">"arn:aws:s3:::demo-bucket/*"</text:span><text:span text:style-name="T21">] <text:s/></text:span></text:p>
      <text:p text:style-name="P3"><text:span text:style-name="T21"><text:s text:c="2"/>} </text:span></text:p>
      <text:p text:style-name="P3"><text:span text:style-name="T21"><text:s/>]</text:span></text:p>
      <text:p text:style-name="P3"><text:span text:style-name="T21">}</text:span></text:p>
      <text:p text:style-name="P3"><text:span text:style-name="T21"/></text:p>
      <text:p text:style-name="P25"><text:span text:style-name="Strong_20_Emphasis"><text:span text:style-name="T22">Policy 2 - Allow Only HTTPS</text:span></text:span></text:p>
      <text:p text:style-name="P27"/>
      <text:p text:style-name="P3"><text:span text:style-name="T21">{ <text:s/></text:span></text:p>
      <text:p text:style-name="P3"><text:soft-page-break/><text:span text:style-name="T24">"Id"</text:span><text:span text:style-name="T21">: </text:span><text:span text:style-name="T24">"ExamplePolicy"</text:span><text:span text:style-name="T21">, <text:s/></text:span></text:p>
      <text:p text:style-name="P3"><text:span text:style-name="T24">"Version"</text:span><text:span text:style-name="T21">: </text:span><text:span text:style-name="T24">"2012-10-17"</text:span><text:span text:style-name="T21">, <text:s/></text:span></text:p>
      <text:p text:style-name="P3"><text:span text:style-name="T24">"Statement"</text:span><text:span text:style-name="T21">: [ <text:s text:c="2"/></text:span></text:p>
      <text:p text:style-name="P3"><text:span text:style-name="T21"><text:s/>{ <text:s text:c="4"/></text:span></text:p>
      <text:p text:style-name="P3"><text:span text:style-name="T21"><text:s/></text:span><text:span text:style-name="T24">"Sid"</text:span><text:span text:style-name="T21">: </text:span><text:span text:style-name="T24">"AllowSSLRequests"</text:span><text:span text:style-name="T21">, <text:s text:c="4"/></text:span></text:p>
      <text:p text:style-name="P3"><text:span text:style-name="T21"><text:s/></text:span><text:span text:style-name="T24">"Action"</text:span><text:span text:style-name="T21">: </text:span><text:span text:style-name="T24">"s3:GetObject"</text:span><text:span text:style-name="T21">, <text:s text:c="4"/></text:span></text:p>
      <text:p text:style-name="P3"><text:span text:style-name="T21"><text:s/></text:span><text:span text:style-name="T24">"Effect"</text:span><text:span text:style-name="T21">: </text:span><text:span text:style-name="T24">"Allow"</text:span><text:span text:style-name="T21">, <text:s text:c="5"/></text:span></text:p>
      <text:p text:style-name="P3"><text:span text:style-name="T24">"Resource"</text:span><text:span text:style-name="T21">: [ <text:s text:c="7"/></text:span></text:p>
      <text:p text:style-name="P3"><text:span text:style-name="T24">"arn:aws:s3:::mykplabs-policy/*"</text:span><text:span text:style-name="T21"> <text:s text:c="4"/></text:span></text:p>
      <text:p text:style-name="P3"><text:span text:style-name="T21"><text:s/>], <text:s text:c="4"/></text:span></text:p>
      <text:p text:style-name="P3"><text:span text:style-name="T21"><text:s/></text:span><text:span text:style-name="T24">"Condition"</text:span><text:span text:style-name="T21">: { <text:s text:c="4"/></text:span></text:p>
      <text:p text:style-name="P3"><text:span text:style-name="T21"><text:s text:c="3"/></text:span><text:span text:style-name="T24">"Bool"</text:span><text:span text:style-name="T21">: { <text:s text:c="7"/></text:span></text:p>
      <text:p text:style-name="P3"><text:span text:style-name="T21"><text:s text:c="2"/></text:span><text:span text:style-name="T24">"aws:SecureTransport"</text:span><text:span text:style-name="T21">: </text:span><text:span text:style-name="T24">"true"</text:span><text:span text:style-name="T21"> <text:s text:c="2"/></text:span></text:p>
      <text:p text:style-name="P3"><text:span text:style-name="T21"><text:s text:c="5"/>} <text:s/></text:span></text:p>
      <text:p text:style-name="P3"><text:span text:style-name="T21"><text:s text:c="4"/>}, <text:s/></text:span></text:p>
      <text:p text:style-name="P3"><text:span text:style-name="T21"><text:s text:c="4"/></text:span><text:span text:style-name="T24">"Principal"</text:span><text:span text:style-name="T21">: </text:span><text:span text:style-name="T24">"*"</text:span><text:span text:style-name="T21"> <text:s text:c="3"/></text:span></text:p>
      <text:p text:style-name="P3"><text:span text:style-name="T21">} <text:s/></text:span></text:p>
      <text:p text:style-name="P3"><text:span text:style-name="T21">]</text:span></text:p>
      <text:p text:style-name="P3"><text:span text:style-name="T21">}</text:span></text:p>
      <text:p text:style-name="P3"><text:span text:style-name="T21"/></text:p>
      <text:p text:style-name="P15"><text:span text:style-name="T8">Cross Account S3 Bucket Policy.</text:span></text:p>
      <text:p text:style-name="P18"/>
      <text:p text:style-name="P21"><text:span text:style-name="Strong_20_Emphasis"><text:span text:style-name="T20">1. S3 Bucket Policy</text:span></text:span></text:p>
      <text:p text:style-name="P29">Make sure to replace the Account Number and S3 Bucket Name.</text:p>
      <text:p text:style-name="P1"><text:span text:style-name="T21">{ <text:s text:c="3"/></text:span><text:span text:style-name="T24">"Version"</text:span><text:span text:style-name="T21">: </text:span><text:span text:style-name="T24">"2012-10-17"</text:span><text:span text:style-name="T21">, <text:s text:c="3"/></text:span><text:span text:style-name="T24">"Statement"</text:span><text:span text:style-name="T21">: [ <text:s text:c="7"/>{ <text:s text:c="11"/></text:span><text:span text:style-name="T24">"Effect"</text:span><text:span text:style-name="T21">: </text:span><text:span text:style-name="T24">"Allow"</text:span><text:span text:style-name="T21">, <text:s text:c="11"/></text:span><text:span text:style-name="T24">"Principal"</text:span><text:span text:style-name="T21">: { <text:s text:c="15"/></text:span><text:span text:style-name="T24">"AWS"</text:span><text:span text:style-name="T21">: </text:span><text:span text:style-name="T24">"arn:aws:iam::ACCOUNT-B-NUMBER:root"</text:span><text:span text:style-name="T21"> <text:s text:c="11"/>}, <text:s text:c="11"/></text:span><text:span text:style-name="T24">"Action"</text:span><text:span text:style-name="T21">: [ <text:s text:c="15"/></text:span><text:span text:style-name="T24">"s3:GetObject"</text:span><text:span text:style-name="T21">, <text:s text:c="15"/></text:span><text:span text:style-name="T24">"s3:PutObject"</text:span><text:span text:style-name="T21">, <text:s text:c="15"/></text:span><text:span text:style-name="T24">"s3:PutObjectAcl"</text:span><text:span text:style-name="T21"> <text:s text:c="11"/>], <text:s text:c="11"/></text:span><text:span text:style-name="T24">"Resource"</text:span><text:span text:style-name="T21">: [ <text:s text:c="15"/></text:span><text:span text:style-name="T24">"arn:aws:s3:::mykplabs-central/*"</text:span><text:span text:style-name="T21"> <text:s text:c="11"/>] <text:s text:c="7"/>} <text:s text:c="3"/>]}</text:span></text:p>
      <text:p text:style-name="P27"/>
      <text:p text:style-name="P26"><text:span text:style-name="Strong_20_Emphasis"><text:span text:style-name="T3">2. IAM Policy for IAM User of Account B</text:span></text:span></text:p>
      <text:p text:style-name="P29">Make sure to replace the S3 Bucket Name.</text:p>
      <text:p text:style-name="P1"><text:span text:style-name="T21">{ <text:s text:c="3"/></text:span><text:span text:style-name="T24">"Version"</text:span><text:span text:style-name="T21">: </text:span><text:span text:style-name="T24">"2012-10-17"</text:span><text:span text:style-name="T21">, <text:s text:c="3"/></text:span><text:span text:style-name="T24">"Statement"</text:span><text:span text:style-name="T21">: [ <text:s text:c="7"/>{ <text:s text:c="11"/></text:span><text:span text:style-name="T24">"Effect"</text:span><text:span text:style-name="T21">: </text:span><text:span text:style-name="T24">"Allow"</text:span><text:span text:style-name="T21">, </text:span><text:span text:style-name="T24">"Action"</text:span><text:span text:style-name="T21">: [ <text:s text:c="15"/></text:span><text:span text:style-name="T24">"s3:GetObject"</text:span><text:span text:style-name="T21">, <text:s text:c="15"/></text:span><text:span text:style-name="T24">"s3:PutObject"</text:span><text:span text:style-name="T21">, <text:s text:c="15"/></text:span><text:soft-page-break/><text:span text:style-name="T24">"s3:PutObjectAcl"</text:span><text:span text:style-name="T21"> <text:s text:c="11"/>], <text:s text:c="11"/></text:span><text:span text:style-name="T24">"Resource"</text:span><text:span text:style-name="T21">: </text:span><text:span text:style-name="T24">"arn:aws:s3:::mykplabs-central/*"</text:span><text:span text:style-name="T21">  <text:s text:c="7"/>} <text:s text:c="3"/>]}</text:span></text:p>
      <text:p text:style-name="P13"><text:span text:style-name="T14"/></text:p>
      <text:p text:style-name="P17"><text:span text:style-name="T10">7</text:span><text:span text:style-name="T11">)</text:span><text:span text:style-name="T9">Cryptography</text:span></text:p>
      <text:p text:style-name="P22"><text:s/>https://docs.google.com/document/d/1i8NGQYoZElupFGTocAEoY_w6Xmmsyskx9sNmri21xUo/edit?usp=sharing</text:p>
      <text:p text:style-name="P14"><text:span text:style-name="T5"/></text:p>
      <text:p text:style-name="P17"><text:span text:style-name="T11">8) </text:span><text:span text:style-name="T9">Serverless</text:span></text:p>
      <text:p text:style-name="P22"/>
      <text:p text:style-name="P22">https://docs.google.com/document/d/1lHMiDwNme8MIM8s7R5WzpePhTaX8ekBDq-9KRTargQc/edit?usp=sharing</text:p>
      <text:p text:style-name="P14"><text:span text:style-name="T5"/></text:p>
      <text:p text:style-name="P16"><text:span text:style-name="T5">9) Database</text:span></text:p>
      <text:p text:style-name="P22">https://docs.google.com/document/d/1R_gZr3x5ANBu1exGMft0jHPWybP33Wvc5O6_Mqu0Gy4/edit?usp=sharing</text:p>
      <text:p text:style-name="P14"><text:span text:style-name="T5"/></text:p>
      <text:p text:style-name="P17"><text:span text:style-name="T11">10)</text:span><text:span text:style-name="T9">Scalability</text:span></text:p>
      <text:p text:style-name="P22"/>
      <text:p text:style-name="P22">https://docs.google.com/document/d/12fmHihGCZKCTzLz8ph_P7n4dlWrfKYRXr7RDzgZdgMI/edit?usp=sharing</text:p>
      <text:p text:style-name="P17"><text:span text:style-name="T11"/></text:p>
      <text:p text:style-name="P17"><text:span text:style-name="T11">11)</text:span><text:span text:style-name="T9">DNS</text:span></text:p>
      <text:p text:style-name="P22"/>
      <text:p text:style-name="P22">https://docs.google.com/document/d/1wJ8fIXqNW2rS25D3v6crOHSXo1xHrue8ZZ1FpqLj6bY/edit?usp=sharing</text:p>
      <text:p text:style-name="P14"><text:span text:style-name="T5"/></text:p>
      <text:p text:style-name="P17"><text:span text:style-name="T11">12)</text:span><text:span text:style-name="T9">Analytics</text:span></text:p>
      <text:p text:style-name="P22"/>
      <text:p text:style-name="P22">https://docs.google.com/document/d/1JP5OVzeAN-MBst6yO1yDNkZ4BzPODCgvEACs5QjV5lI/edit?usp=sharing</text:p>
      <text:p text:style-name="P14"><text:span text:style-name="T5"/></text:p>
      <text:p text:style-name="P14"><text:span text:style-name="T5"/></text:p>
      <text:p text:style-name="P14"><text:soft-page-break/><text:span text:style-name="T5"/></text:p>
      <text:p text:style-name="P16"><text:span text:style-name="T5">Kinesis Commands</text:span></text:p>
      <text:p text:style-name="P27"/>
      <text:p text:style-name="P28"># Kinesis List streams</text:p>
      <text:p text:style-name="P26"><text:span text:style-name="Source_20_Text"><text:span text:style-name="T4">aws kinesis list-streams</text:span></text:span></text:p>
      <text:p text:style-name="P27"/>
      <text:p text:style-name="P28">#Put-Record in Kinesis</text:p>
      <text:p text:style-name="P4"><text:span text:style-name="T21">aws kinesis put-record --stream-name kplabs-stream --partition-key 123 --data </text:span><text:span text:style-name="T24">"Hello from KPLABS"</text:span></text:p>
      <text:p text:style-name="P4"><text:span text:style-name="T21">aws kinesis put-record --stream-name kplabs-test --partition-key 123 --data </text:span><text:span text:style-name="T24">"Hello from KPLABS second time"</text:span></text:p>
      <text:p text:style-name="P27"/>
      <text:p text:style-name="P28">#Getting the shard iterator</text:p>
      <text:p text:style-name="P1"><text:span text:style-name="T21">aws kinesis </text:span><text:span text:style-name="T26">get</text:span><text:span text:style-name="T21">-shard-iterator --shard-id shardId-000000000000 --shard-iterator-type TRIM_HORIZON --stream-name kplabs-streams</text:span></text:p>
      <text:p text:style-name="P28">#Fetch Records with shard iterator</text:p>
      <text:p text:style-name="P28">aws kinesis get-records --shard-iterator ---</text:p>
      <text:p text:style-name="P17"><text:span text:style-name="T11">13) </text:span><text:span text:style-name="T9">Content Delivery Networks</text:span></text:p>
      <text:p text:style-name="P22"/>
      <text:p text:style-name="P22">https://docs.google.com/document/d/1GGtbYI0ngDSC6eSBA0KrSWkvXQ2cx48tJLChqbFLW94/edit?usp=sharing</text:p>
      <text:p text:style-name="P14"><text:span text:style-name="T5"/></text:p>
      <text:p text:style-name="P17"><text:span text:style-name="T11">14) </text:span><text:span text:style-name="T9">Monitoring</text:span></text:p>
      <text:p text:style-name="P22"/>
      <text:p text:style-name="P22">https://docs.google.com/document/d/1t04wGxu8sCMNkOoKLOKr_VJoeUamQs-Sj4xOuCAwbGA/edit?usp=sharing</text:p>
      <text:p text:style-name="P14"><text:span text:style-name="T5"/></text:p>
      <text:p text:style-name="P17"><text:span text:style-name="T11">15)</text:span><text:span text:style-name="T9">Exam Preparation Section</text:span></text:p>
      <text:p text:style-name="P22"><text:soft-page-break/>https://docs.google.com/document/d/1pZAGirTmqfcAs5tQxeUr769WP9rLJZ4aeHSGQIWYBKQ/edit?usp=sharing</text:p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Monaco" svg:font-family="Monaco, Menlo, 'ubuntu mono', Consolas, source-code-pro, monospace, 'courier new'"/>
    <style:font-face style:name="sf pro display" svg:font-family="'sf pro display', apple-system, BlinkMacSystemFont, Roboto, 'segoe ui', Helvetica, Arial, sans-serif, 'apple color emoji', 'segoe ui emoji', 'segoe ui symbol'"/>
    <style:font-face style:name="sf pro text" svg:font-family="'sf pro text', apple-system, BlinkMacSystemFont, Roboto, 'segoe ui', Helvetica, Arial, sans-serif, 'apple color emoji', 'segoe ui emoji', 'segoe ui symbol'"/>
    <style:font-face style:name="sfmono-regular" svg:font-family="sfmono-regular, Consolas, 'liberation mono', Menlo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1T09:28:07.781796626</meta:creation-date>
    <dc:date>2022-03-31T09:49:43.067414607</dc:date>
    <meta:editing-duration>PT11M1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7" meta:paragraph-count="123" meta:word-count="418" meta:character-count="4801" meta:non-whitespace-character-count="4106"/>
  </office:meta>
</office:document-meta>
</file>